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1d4907" officeooo:paragraph-rsid="001d4907" style:language-asian="ja" style:country-asian="JP"/>
    </style:style>
    <style:style style:name="P2" style:family="paragraph" style:parent-style-name="Standard">
      <style:paragraph-properties fo:text-align="center" style:justify-single-word="false"/>
      <style:text-properties style:font-name="Liberation Mono"/>
    </style:style>
    <style:style style:name="P3" style:family="paragraph" style:parent-style-name="Text_20_body">
      <style:paragraph-properties fo:text-align="center" style:justify-single-word="false"/>
      <style:text-properties style:font-name="Liberation Mono" officeooo:paragraph-rsid="001d4907"/>
    </style:style>
    <style:style style:name="P4" style:family="paragraph" style:parent-style-name="Text_20_body">
      <style:paragraph-properties fo:margin-top="0in" fo:margin-bottom="0.0181in" style:contextual-spacing="false"/>
      <style:text-properties officeooo:rsid="001d4907" officeooo:paragraph-rsid="001d4907" fo:background-color="#ffff00" style:language-asian="ja" style:country-asian="JP"/>
    </style:style>
    <style:style style:name="P5" style:family="paragraph" style:parent-style-name="Text_20_body">
      <style:paragraph-properties fo:margin-top="0in" fo:margin-bottom="0.0181in" style:contextual-spacing="false"/>
      <style:text-properties officeooo:rsid="001d4907" officeooo:paragraph-rsid="001d4907" fo:background-color="#b2b2b2" style:language-asian="ja" style:country-asian="JP"/>
    </style:style>
    <style:style style:name="P6" style:family="paragraph" style:parent-style-name="Text_20_body">
      <style:paragraph-properties fo:margin-top="0in" fo:margin-bottom="0.0181in" style:contextual-spacing="false"/>
      <style:text-properties officeooo:rsid="001f3f4c" officeooo:paragraph-rsid="001f3f4c" fo:background-color="#ff8000" style:language-asian="ja" style:country-asian="JP"/>
    </style:style>
    <style:style style:name="P7" style:family="paragraph" style:parent-style-name="Text_20_body">
      <style:paragraph-properties fo:margin-top="0in" fo:margin-bottom="0.0181in" style:contextual-spacing="false"/>
      <style:text-properties officeooo:rsid="001f3f4c" officeooo:paragraph-rsid="001f3f4c" fo:background-color="#81d41a" style:language-asian="ja" style:country-asian="JP"/>
    </style:style>
    <style:style style:name="P8" style:family="paragraph" style:parent-style-name="Text_20_body">
      <style:paragraph-properties fo:margin-top="0in" fo:margin-bottom="0.0181in" style:contextual-spacing="false"/>
      <style:text-properties officeooo:rsid="001f3f4c" officeooo:paragraph-rsid="001f3f4c" fo:background-color="#ff6d6d" style:language-asian="ja" style:country-asian="JP"/>
    </style:style>
    <style:style style:name="P9" style:family="paragraph" style:parent-style-name="Text_20_body">
      <style:paragraph-properties fo:margin-top="0in" fo:margin-bottom="0.0181in" style:contextual-spacing="false"/>
      <style:text-properties officeooo:rsid="001ff20a" officeooo:paragraph-rsid="001ff20a" fo:background-color="#ff6d6d" style:language-asian="ja" style:country-asian="JP"/>
    </style:style>
    <style:style style:name="P10" style:family="paragraph" style:parent-style-name="Text_20_body" style:list-style-name="L1">
      <style:paragraph-properties fo:margin-top="0in" fo:margin-bottom="0.0181in" style:contextual-spacing="false"/>
      <style:text-properties officeooo:rsid="001ff20a" officeooo:paragraph-rsid="001ff20a" fo:background-color="#ff6d6d" style:language-asian="ja" style:country-asian="JP"/>
    </style:style>
    <style:style style:name="P11" style:family="paragraph" style:parent-style-name="Text_20_body" style:list-style-name="L2">
      <style:paragraph-properties fo:margin-top="0in" fo:margin-bottom="0.0181in" style:contextual-spacing="false"/>
      <style:text-properties officeooo:rsid="001ff20a" officeooo:paragraph-rsid="001ff20a" fo:background-color="#ff6d6d" style:language-asian="ja" style:country-asian="JP"/>
    </style:style>
    <style:style style:name="P12" style:family="paragraph" style:parent-style-name="Text_20_body" style:list-style-name="L2">
      <style:paragraph-properties fo:margin-top="0in" fo:margin-bottom="0.0181in" style:contextual-spacing="false"/>
      <style:text-properties officeooo:rsid="0020aecf" officeooo:paragraph-rsid="0020aecf" fo:background-color="#ff6d6d" style:language-asian="ja" style:country-asian="JP"/>
    </style:style>
    <style:style style:name="P13" style:family="paragraph" style:parent-style-name="Text_20_body" style:list-style-name="L3">
      <style:paragraph-properties fo:margin-top="0in" fo:margin-bottom="0.0181in" style:contextual-spacing="false"/>
      <style:text-properties officeooo:rsid="0020fab3" officeooo:paragraph-rsid="0020fab3" fo:background-color="#ff6d6d" style:language-asian="ja" style:country-asian="JP"/>
    </style:style>
    <style:style style:name="P14" style:family="paragraph" style:parent-style-name="Text_20_body" style:list-style-name="L2">
      <style:paragraph-properties fo:margin-top="0in" fo:margin-bottom="0.0181in" style:contextual-spacing="false"/>
      <style:text-properties officeooo:rsid="002247f6" officeooo:paragraph-rsid="002247f6" fo:background-color="#ff6d6d" style:language-asian="ja" style:country-asian="JP"/>
    </style:style>
    <style:style style:name="P15" style:family="paragraph" style:parent-style-name="Text_20_body" style:list-style-name="L2">
      <style:paragraph-properties fo:margin-top="0in" fo:margin-bottom="0.0181in" style:contextual-spacing="false"/>
      <style:text-properties officeooo:rsid="0025cdd7" officeooo:paragraph-rsid="0025cdd7" fo:background-color="#ff6d6d" style:language-asian="ja" style:country-asian="JP"/>
    </style:style>
    <style:style style:name="P16" style:family="paragraph" style:parent-style-name="Text_20_body" style:list-style-name="L2">
      <style:paragraph-properties fo:margin-top="0in" fo:margin-bottom="0.0181in" style:contextual-spacing="false"/>
      <style:text-properties officeooo:rsid="0027a2de" officeooo:paragraph-rsid="0027a2de" fo:background-color="#ff6d6d" style:language-asian="ja" style:country-asian="JP"/>
    </style:style>
    <style:style style:name="P17" style:family="paragraph" style:parent-style-name="Text_20_body" style:list-style-name="L2">
      <style:paragraph-properties fo:margin-top="0in" fo:margin-bottom="0.0181in" style:contextual-spacing="false"/>
      <style:text-properties officeooo:rsid="002a61ad" officeooo:paragraph-rsid="002a61ad" fo:background-color="#ff6d6d" style:language-asian="ja" style:country-asian="JP"/>
    </style:style>
    <style:style style:name="P18" style:family="paragraph" style:parent-style-name="Text_20_body" style:list-style-name="L2">
      <style:paragraph-properties fo:margin-top="0in" fo:margin-bottom="0.0181in" style:contextual-spacing="false"/>
      <style:text-properties officeooo:rsid="002b377d" officeooo:paragraph-rsid="002b377d" fo:background-color="#ff6d6d" style:language-asian="ja" style:country-asian="JP"/>
    </style:style>
    <style:style style:name="P19" style:family="paragraph" style:parent-style-name="Text_20_body" style:list-style-name="L1">
      <style:paragraph-properties fo:margin-top="0in" fo:margin-bottom="0.0181in" style:contextual-spacing="false"/>
      <style:text-properties officeooo:rsid="002b6611" officeooo:paragraph-rsid="002b6611" fo:background-color="#ff6d6d" style:language-asian="ja" style:country-asian="JP"/>
    </style:style>
    <style:style style:name="P20" style:family="paragraph" style:parent-style-name="Text_20_body">
      <style:paragraph-properties fo:margin-top="0in" fo:margin-bottom="0.0181in" style:contextual-spacing="false"/>
      <style:text-properties officeooo:rsid="002c7d71" officeooo:paragraph-rsid="002c7d71" fo:background-color="#ff6d6d" style:language-asian="ja" style:country-asian="JP"/>
    </style:style>
    <style:style style:name="T1" style:family="text">
      <style:text-properties officeooo:rsid="001d4907" style:language-asian="ja" style:country-asian="JP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#b2b2b2" loext:char-shading-value="0"/>
    </style:style>
    <style:style style:name="T4" style:family="text">
      <style:text-properties fo:background-color="#ff8000" loext:char-shading-value="0"/>
    </style:style>
    <style:style style:name="T5" style:family="text">
      <style:text-properties fo:background-color="#81d41a" loext:char-shading-value="0"/>
    </style:style>
    <style:style style:name="T6" style:family="text">
      <style:text-properties fo:background-color="#ff6d6d" loext:char-shading-value="0"/>
    </style:style>
    <style:style style:name="T7" style:family="text">
      <style:text-properties officeooo:rsid="0022fb5d"/>
    </style:style>
    <style:style style:name="T8" style:family="text">
      <style:text-properties officeooo:rsid="00259a6a"/>
    </style:style>
    <style:style style:name="T9" style:family="text">
      <style:text-properties officeooo:rsid="0025cdd7"/>
    </style:style>
    <style:style style:name="T10" style:family="text">
      <style:text-properties officeooo:rsid="00265aeb"/>
    </style:style>
    <style:style style:name="T11" style:family="text">
      <style:text-properties officeooo:rsid="0027a2de"/>
    </style:style>
    <style:style style:name="T12" style:family="text">
      <style:text-properties officeooo:rsid="00289773"/>
    </style:style>
    <style:style style:name="T13" style:family="text">
      <style:text-properties officeooo:rsid="002c85dc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Header</text:h>
      <text:p text:style-name="P3"><text:span text:style-name="T1">A3 00 00 00 31 35 30 35 32 37 31 30 35 30 34 32</text:span></text:p>
      <text:h text:style-name="P1" text:outline-level="1">Body</text:h>
      <text:p text:style-name="P2"><text:span text:style-name="T2">01</text:span> <text:span text:style-name="T3">00 00 00</text:span> <text:span text:style-name="T4">2E 00</text:span> <text:span text:style-name="T6">0B 00</text:span> <text:span text:style-name="T5">00 00 80 3F</text:span> <text:span text:style-name="T4">14 00</text:span> <text:span text:style-name="T6">0B 00</text:span></text:p>
      <text:p text:style-name="P2"><text:span text:style-name="T5">00 00 80 3F</text:span> <text:span text:style-name="T4">00 00</text:span> <text:span text:style-name="T6">00 00</text:span> <text:span text:style-name="T5">00 00 00 00</text:span> <text:span text:style-name="T4">00 00</text:span> <text:span text:style-name="T6">00 00</text:span></text:p>
      <text:p text:style-name="P2"><text:span text:style-name="T5">00 00 00 00</text:span> <text:s text:c="35"/></text:p>
      <text:p text:style-name="P2"/>
      <text:p text:style-name="P4">ID</text:p>
      <text:p text:style-name="P5">Because the ID is only ever a single byte, these bytes are never used…</text:p>
      <text:p text:style-name="P6">Encounter ID</text:p>
      <text:p text:style-name="P8">The monster amount (not a numeric value, <text:span text:style-name="T13">might be </text:span>an amount specified in monsterNum.tbl)</text:p>
      <text:p text:style-name="P9">I don’t really get it, but…</text:p>
      <text:list text:style-name="L3">
        <text:list-item>
          <text:p text:style-name="P13">0x0 = 1, but the battlefield gets fucked up</text:p>
        </text:list-item>
      </text:list>
      <text:list xml:id="list3612164981" text:style-name="L2">
        <text:list-item>
          <text:p text:style-name="P11">0x1 = 2</text:p>
        </text:list-item>
        <text:list-item>
          <text:p text:style-name="P11">0x2 = 3</text:p>
        </text:list-item>
        <text:list-item>
          <text:p text:style-name="P12">0x3 = <text:span text:style-name="T9">1 or </text:span>2</text:p>
        </text:list-item>
        <text:list-item>
          <text:p text:style-name="P14">0x4 = <text:span text:style-name="T8">2 or </text:span>3</text:p>
        </text:list-item>
        <text:list-item>
          <text:p text:style-name="P15">0x5 = 3 <text:span text:style-name="T10">or 4</text:span></text:p>
        </text:list-item>
        <text:list-item>
          <text:p text:style-name="P16">0x6 = <text:span text:style-name="T12">4 or </text:span>6</text:p>
        </text:list-item>
        <text:list-item>
          <text:p text:style-name="P16">0x7 = 8</text:p>
        </text:list-item>
        <text:list-item>
          <text:p text:style-name="P17">0x8 = 5</text:p>
        </text:list-item>
        <text:list-item>
          <text:p text:style-name="P17">0x9 = 4</text:p>
        </text:list-item>
        <text:list-item>
          <text:p text:style-name="P18">0xA = 1</text:p>
        </text:list-item>
      </text:list>
      <text:list text:style-name="L1">
        <text:list-item>
          <text:p text:style-name="P10">0xB = 1</text:p>
        </text:list-item>
        <text:list-item>
          <text:p text:style-name="P19">0xC = 8</text:p>
        </text:list-item>
      </text:list>
      <text:p text:style-name="P20">Further values cause the game to crash.</text:p>
      <text:p text:style-name="P7">00 00 00 00 if empty, 00 00 80 3F otherwis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4T00:32:06.217000000</meta:creation-date>
    <dc:date>2023-08-04T01:12:55.384000000</dc:date>
    <meta:editing-duration>PT40M41S</meta:editing-duration>
    <meta:editing-cycles>19</meta:editing-cycles>
    <meta:generator>LibreOffice/7.4.4.2$Windows_X86_64 LibreOffice_project/85569322deea74ec9134968a29af2df5663baa21</meta:generator>
    <meta:document-statistic meta:table-count="0" meta:image-count="0" meta:object-count="0" meta:page-count="1" meta:paragraph-count="26" meta:word-count="175" meta:character-count="639" meta:non-whitespace-character-count="467"/>
  </office:meta>
</office:document-meta>
</file>